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325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896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4.3cm" svg:height="1.7cm" svg:x="9.6cm" svg:y="1.7cm">
          <text:p text:style-name="P1"><text:span text:style-name="T1"><text:s/></text:span><text:span text:style-name="T1">Password Reset</text:span></text:p>
          <text:p text:style-name="P1"><text:span text:style-name="T1"><text:s/></text:span><text:span text:style-name="T1">Screen </text:span></text:p>
          <text:p text:style-name="P1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2" draw:id="id2" draw:layer="layout" svg:width="2.899cm" svg:height="1.4cm" svg:x="9.001cm" svg:y="11.6cm">
          <text:p text:style-name="P1"><text:span text:style-name="T1">Validate New </text:span></text:p>
          <text:p text:style-name="P1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" draw:id="id1" draw:layer="layout" svg:width="4.2cm" svg:height="2.1cm" svg:x="8.4cm" svg:y="14cm">
          <text:p text:style-name="P1"><text:span text:style-name="T1">Log-In </text:span></text:p>
          <text:p text:style-name="P1"><text:span text:style-name="T1">Details Valid</text:span><text:span text:style-name="T2">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2.6cm" svg:y1="15.05cm" svg:x2="12.6cm" svg:y2="15.05cm" draw:start-shape="id1" draw:end-shape="id1" svg:d="M12600 15050z" svg:viewBox="0 0 1 1">
          <text:p/>
        </draw:connector>
        <draw:connector draw:style-name="gr3" draw:text-style-name="P3" draw:layer="layout" svg:x1="10.45cm" svg:y1="13cm" svg:x2="10.5cm" svg:y2="14cm" draw:start-shape="id2" draw:start-glue-point="2" draw:end-shape="id1" draw:end-glue-point="4" svg:d="M10450 13000v500h50v500" svg:viewBox="0 0 51 1001">
          <text:p/>
        </draw:connector>
        <draw:custom-shape draw:style-name="gr1" draw:text-style-name="P2" xml:id="id3" draw:id="id3" draw:layer="layout" svg:width="2.7cm" svg:height="2.3cm" svg:x="3.2cm" svg:y="13.9cm">
          <text:p text:style-name="P1"><text:span text:style-name="T1">Input Log </text:span></text:p>
          <text:p text:style-name="P1"><text:span text:style-name="T1">In detail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svg:x1="4.888cm" svg:y1="13.9cm" svg:x2="9.001cm" svg:y2="12.3cm" draw:start-shape="id3" draw:start-glue-point="4" draw:end-shape="id2" draw:end-glue-point="3" svg:d="M4888 13900v-1600h4113" svg:viewBox="0 0 4114 1601">
          <text:p/>
        </draw:connector>
        <draw:connector draw:style-name="gr3" draw:text-style-name="P3" draw:layer="layout" svg:x1="8.4cm" svg:y1="15.05cm" svg:x2="5.563cm" svg:y2="15.05cm" draw:start-shape="id1" draw:start-glue-point="5" draw:end-shape="id3" draw:end-glue-point="6" svg:d="M8400 15050h-2837" svg:viewBox="0 0 2838 1">
          <text:p/>
        </draw:connector>
        <draw:frame draw:style-name="gr4" draw:text-style-name="P4" draw:layer="layout" svg:width="1.4cm" svg:height="0.725cm" svg:x="6.9cm" svg:y="14.45cm">
          <draw:text-box>
            <text:p><text:span text:style-name="T3">No</text:span></text:p>
          </draw:text-box>
        </draw:frame>
        <draw:custom-shape draw:style-name="gr1" draw:text-style-name="P3" xml:id="id4" draw:id="id4" draw:layer="layout" svg:width="4.2cm" svg:height="2.1cm" svg:x="8.4cm" svg:y="17.55cm">
          <text:p text:style-name="P1"><text:span text:style-name="T1">Passwords</text:span><text:span text:style-name="T1"><text:line-break/></text:span><text:span text:style-name="T1">Entered Mat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0.5cm" svg:y1="16.1cm" svg:x2="10.5cm" svg:y2="17.55cm" draw:start-shape="id1" draw:start-glue-point="6" draw:end-shape="id4" draw:end-glue-point="4" svg:d="M10500 16100v1450" svg:viewBox="0 0 1 1451">
          <text:p/>
        </draw:connector>
        <draw:frame draw:style-name="gr4" draw:text-style-name="P4" draw:layer="layout" svg:width="1.4cm" svg:height="0.725cm" svg:x="6.9cm" svg:y="17.95cm">
          <draw:text-box>
            <text:p><text:span text:style-name="T3">No</text:span></text:p>
          </draw:text-box>
        </draw:frame>
        <draw:custom-shape draw:style-name="gr1" draw:text-style-name="P2" xml:id="id5" draw:id="id5" draw:layer="layout" svg:width="4.9cm" svg:height="2.3cm" svg:x="1.5cm" svg:y="17.45cm">
          <text:p text:style-name="P1"><text:span text:style-name="T1">Password </text:span></text:p>
          <text:p text:style-name="P1"><text:span text:style-name="T1">miss match</text:span></text:p>
          <text:p text:style-name="P1"><text:span text:style-name="T1">Message 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svg:x1="8.4cm" svg:y1="18.6cm" svg:x2="5.788cm" svg:y2="18.6cm" draw:start-shape="id4" draw:start-glue-point="5" draw:end-shape="id5" draw:end-glue-point="6" svg:d="M8400 18600h-2612" svg:viewBox="0 0 2613 1">
          <text:p/>
        </draw:connector>
        <draw:connector draw:style-name="gr3" draw:text-style-name="P3" draw:layer="layout" svg:x1="4.563cm" svg:y1="17.45cm" svg:x2="4.55cm" svg:y2="16.2cm" draw:start-shape="id5" draw:start-glue-point="4" draw:end-shape="id3" draw:end-glue-point="8" svg:d="M4563 17450v-624h-13v-626" svg:viewBox="0 0 14 1251">
          <text:p/>
        </draw:connector>
        <draw:custom-shape draw:style-name="gr1" draw:text-style-name="P2" xml:id="id7" draw:id="id7" draw:layer="layout" svg:width="4.9cm" svg:height="2.3cm" svg:x="22.7cm" svg:y="11.3cm">
          <text:p text:style-name="P1"><text:span text:style-name="T1">Password </text:span></text:p>
          <text:p text:style-name="P1"><text:span text:style-name="T1">Change success</text:span></text:p>
          <text:p text:style-name="P1"><text:span text:style-name="T1">Message 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svg:x1="12.6cm" svg:y1="18.6cm" svg:x2="13.801cm" svg:y2="18.65cm" draw:start-shape="id4" draw:start-glue-point="7" draw:end-shape="id6" draw:end-glue-point="3" svg:d="M12600 18600h601v50h600" svg:viewBox="0 0 1202 51">
          <text:p/>
        </draw:connector>
        <draw:custom-shape draw:style-name="gr1" draw:text-style-name="P2" xml:id="id8" draw:id="id8" draw:layer="layout" svg:width="2.9cm" svg:height="1.3cm" svg:x="24.3cm" svg:y="7.25cm">
          <text:p text:style-name="P1"><text:span text:style-name="T1">Login</text:span></text:p>
          <text:p text:style-name="P1"><text:span text:style-name="T1"><text:s/></text:span><text:span text:style-name="T1">Screen </text:span></text:p>
          <text:p text:style-name="P1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svg:x1="25.763cm" svg:y1="11.3cm" svg:x2="25.75cm" svg:y2="8.55cm" draw:start-shape="id7" draw:start-glue-point="4" draw:end-shape="id8" draw:end-glue-point="8" svg:d="M25763 11300v-1374h-13v-1376" svg:viewBox="0 0 14 2751">
          <text:p/>
        </draw:connector>
        <draw:line draw:style-name="gr3" draw:text-style-name="P3" draw:layer="layout" svg:x1="25.8cm" svg:y1="7.25cm" svg:x2="25.8cm" svg:y2="5.65cm">
          <text:p/>
        </draw:line>
        <draw:frame draw:style-name="gr5" draw:text-style-name="P4" draw:layer="layout" svg:width="6.6cm" svg:height="1.25cm" svg:x="23.3cm" svg:y="5.1cm">
          <draw:text-box>
            <text:p><text:span text:style-name="T3">Return to Figure 2.2</text:span></text:p>
          </draw:text-box>
        </draw:frame>
        <draw:line draw:style-name="gr6" draw:text-style-name="P3" draw:layer="layout" svg:x1="22.242cm" svg:y1="15.75cm" svg:x2="26.767cm" svg:y2="15.75cm">
          <text:p/>
        </draw:line>
        <draw:line draw:style-name="gr6" draw:text-style-name="P3" xml:id="id14" draw:id="id14" draw:layer="layout" svg:x1="22.346cm" svg:y1="17.3cm" svg:x2="26.7cm" svg:y2="17.3cm">
          <text:p/>
        </draw:line>
        <draw:path draw:style-name="gr6" draw:text-style-name="P3" draw:layer="layout" svg:width="1.201cm" svg:height="0.965cm" draw:transform="skewX (0.103148958792865) rotate (2.34938770610957) translate (22.327860279704cm 17.2130929172569cm)" svg:viewBox="0 0 1202 966" svg:d="M0 0c973 1 1202 966 1202 966">
          <text:p/>
        </draw:path>
        <draw:path draw:style-name="gr6" draw:text-style-name="P3" draw:layer="layout" svg:width="1.201cm" svg:height="0.966cm" draw:transform="skewX (0.103847090493663) rotate (2.34938770610957) translate (26.767634834469cm 17.2130929944946cm)" svg:viewBox="0 0 1202 967" svg:d="M0 0c973 1 1202 967 1202 967">
          <text:p/>
        </draw:path>
        <draw:frame draw:style-name="gr7" draw:text-style-name="P5" xml:id="id12" draw:id="id12" draw:layer="layout" svg:width="3.615cm" svg:height="2.382cm" svg:x="22.8cm" svg:y="15.813cm">
          <draw:text-box>
            <text:p><text:span text:style-name="T1">Store New Password assigned to the User Name</text:span></text:p>
            <text:p><text:span text:style-name="T4"/></text:p>
          </draw:text-box>
        </draw:frame>
        <draw:custom-shape draw:style-name="gr1" draw:text-style-name="P2" xml:id="id10" draw:id="id10" draw:layer="layout" svg:width="3.7cm" svg:height="1.7cm" svg:x="9.4cm" svg:y="4.7cm">
          <text:p text:style-name="P1"><text:span text:style-name="T1">Sent Reset Code</text:span></text:p>
          <text:p text:style-name="P1"><text:span text:style-name="T1">To email associated</text:span></text:p>
          <text:p text:style-name="P1"><text:span text:style-name="T1">With Employ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1.212cm" svg:y1="3.4cm" svg:x2="11.25cm" svg:y2="4.7cm" draw:start-shape="id9" draw:start-glue-point="7" draw:end-shape="id10" draw:end-glue-point="0" svg:d="M11212 3400v651h38v649" svg:viewBox="0 0 39 1301">
          <text:p/>
        </draw:connector>
        <draw:custom-shape draw:style-name="gr1" draw:text-style-name="P2" xml:id="id6" draw:id="id6" draw:layer="layout" svg:width="2.899cm" svg:height="1.4cm" svg:x="13.801cm" svg:y="17.95cm">
          <text:p text:style-name="P1"><text:span text:style-name="T1">Validate Code</text:span></text:p>
          <text:p text:style-name="P1"><text:span text:style-name="T1">Ente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3.1cm" svg:height="2.85cm" svg:x="9.3cm" svg:y="7.65cm">
          <text:p text:style-name="P1"><text:span text:style-name="T1">Output</text:span></text:p>
          <text:p text:style-name="P1"><text:span text:style-name="T1"><text:s/></text:span><text:span text:style-name="T1">Message</text:span></text:p>
          <text:p text:style-name="P1"><text:span text:style-name="T1">Telling</text:span></text:p>
          <text:p text:style-name="P1"><text:span text:style-name="T1"><text:s/></text:span><text:span text:style-name="T1">User</text:span></text:p>
          <text:p text:style-name="P1"><text:span text:style-name="T1">Code Has</text:span></text:p>
          <text:p text:style-name="P1"><text:span text:style-name="T1">Been Sent</text:span></text:p>
          <text:p text:style-name="P1"><text:span text:style-name="T1">To Emai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3" xml:id="id13" draw:id="id13" draw:layer="layout" svg:width="3.5cm" svg:height="1.7cm" svg:x="18.6cm" svg:y="17.8cm">
          <text:p text:style-name="P1"><text:span text:style-name="T1">Code</text:span></text:p>
          <text:p text:style-name="P1"><text:span text:style-name="T1"><text:s/></text:span><text:span text:style-name="T1">Valid</text:span><text:span text:style-name="T2">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1" draw:id="id11" draw:layer="layout" svg:width="2.9cm" svg:height="2.5cm" svg:x="15.8cm" svg:y="13.95cm">
          <text:p text:style-name="P1"><text:span text:style-name="T1">Input Code</text:span></text:p>
          <text:p text:style-name="P1"><text:span text:style-name="T1">From Emai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draw:type="lines" svg:x1="16.162cm" svg:y1="15.2cm" svg:x2="15.25cm" svg:y2="17.95cm" draw:start-shape="id11" draw:start-glue-point="9" draw:end-shape="id6" draw:end-glue-point="0" svg:d="M16162 15200h-912v2200 550" svg:viewBox="0 0 913 2751">
          <text:p/>
        </draw:connector>
        <draw:frame draw:style-name="gr4" draw:text-style-name="P4" draw:layer="layout" svg:width="1.4cm" svg:height="0.725cm" svg:x="19.4cm" svg:y="16.05cm">
          <draw:text-box>
            <text:p><text:span text:style-name="T3">No</text:span></text:p>
          </draw:text-box>
        </draw:frame>
        <draw:connector draw:style-name="gr3" draw:text-style-name="P3" draw:layer="layout" draw:type="lines" svg:x1="24.607cm" svg:y1="15.813cm" svg:x2="24.537cm" svg:y2="13.6cm" draw:start-shape="id12" draw:start-glue-point="0" draw:end-shape="id7" draw:end-glue-point="7" svg:d="M24607 15813v-500l-70-1161v-552" svg:viewBox="0 0 71 2214">
          <text:p/>
        </draw:connector>
        <draw:frame draw:style-name="gr8" draw:text-style-name="P4" draw:layer="layout" svg:width="1.4cm" svg:height="0.8cm" svg:x="22.6cm" svg:y="17.95cm">
          <draw:text-box>
            <text:p><text:span text:style-name="T3">Yes</text:span></text:p>
          </draw:text-box>
        </draw:frame>
        <draw:connector draw:style-name="gr3" draw:text-style-name="P3" draw:layer="layout" draw:type="lines" svg:x1="16.7cm" svg:y1="18.65cm" svg:x2="18.6cm" svg:y2="18.65cm" draw:start-shape="id6" draw:start-glue-point="1" draw:end-shape="id13" draw:end-glue-point="5" svg:d="M16700 18650h549 801 550" svg:viewBox="0 0 1901 1">
          <text:p/>
        </draw:connector>
        <draw:connector draw:style-name="gr3" draw:text-style-name="P3" draw:layer="layout" draw:type="lines" draw:line-skew="0cm 0.787cm" svg:x1="22.1cm" svg:y1="18.65cm" svg:x2="24.523cm" svg:y2="17.3cm" draw:start-shape="id13" draw:start-glue-point="7" draw:end-shape="id14" draw:end-glue-point="0" svg:d="M22100 18650h551l1872-13v-1337" svg:viewBox="0 0 2424 1351">
          <text:p/>
        </draw:connector>
        <draw:connector draw:style-name="gr3" draw:text-style-name="P3" draw:layer="layout" draw:type="lines" draw:line-skew="-2.05cm" svg:x1="20.35cm" svg:y1="17.8cm" svg:x2="18.338cm" svg:y2="15.2cm" draw:start-shape="id13" draw:start-glue-point="4" draw:end-shape="id11" draw:end-glue-point="6" svg:d="M20350 17800v-2600h-1098-914" svg:viewBox="0 0 2013 2601">
          <text:p/>
        </draw:connector>
        <draw:connector draw:style-name="gr3" draw:text-style-name="P3" draw:layer="layout" draw:type="lines" svg:x1="10.462cm" svg:y1="10.5cm" svg:x2="10.45cm" svg:y2="11.6cm" draw:start-shape="id15" draw:start-glue-point="7" draw:end-shape="id2" svg:d="M10462 10500v551l-12-1v550" svg:viewBox="0 0 13 1101">
          <text:p/>
        </draw:connector>
        <draw:connector draw:style-name="gr3" draw:text-style-name="P3" draw:layer="layout" draw:type="lines" svg:x1="11.25cm" svg:y1="6.4cm" svg:x2="11.238cm" svg:y2="7.65cm" draw:start-shape="id10" draw:start-glue-point="2" draw:end-shape="id15" draw:end-glue-point="4" svg:d="M11250 6400v550l-12 150v550" svg:viewBox="0 0 13 1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3:54:03.808000000</meta:creation-date>
    <meta:generator>LibreOffice/4.2.6.3$Windows_x86 LibreOffice_project/3fd416d4c6db7d3204c17ce57a1d70f6e531ee21</meta:generator>
    <dc:date>2014-12-05T01:06:31.765000000</dc:date>
    <meta:editing-duration>P0D</meta:editing-duration>
    <meta:editing-cycles>4</meta:editing-cycles>
    <meta:document-statistic meta:object-count="41"/>
  </office:meta>
</office:document-meta>
</file>